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 style:master-page-name="Standard">
      <style:paragraph-properties style:page-number="1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text-properties fo:font-size="11pt" officeooo:rsid="0004be54" officeooo:paragraph-rsid="0004be54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4be54"/>
    </style:style>
    <style:style style:name="T4" style:family="text">
      <style:text-properties officeooo:rsid="0007fe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ENVOLVIMENTO DE APLICAÇÕES WEB I</text:p>
      <text:p text:style-name="P1"/>
      <text:p text:style-name="Standard">ALUNAS: STHEFFANY CRUVINEL MARTINS</text:p>
      <text:p text:style-name="Standard"><text:tab/> <text:s text:c="3"/>ALINY ALVES DUTRA</text:p>
      <text:p text:style-name="Standard"><text:tab/> <text:s text:c="3"/>ANA CRISTINA THIERSCH</text:p>
      <text:p text:style-name="Standard"/>
      <text:p text:style-name="Standard">ETAPA 1 - INSTALAÇÕES:</text:p>
      <text:p text:style-name="Standard"><text:s/><text:tab/></text:p>
      <text:p text:style-name="Standard">Passo 1) Baixar a última versão do Node.JS 64-bit <text:span text:style-name="T1">(v21.6.2)</text:span></text:p>
      <text:p text:style-name="Standard"/>
      <text:p text:style-name="Standard">Passo 2) Executar os comandos: </text:p>
      <text:p text:style-name="P2">sudo apt-get install curl </text:p>
      <text:p text:style-name="P2">curl -fsSL https://deb.nodesource.com/setup_lts.x | sudo -E bash -</text:p>
      <text:p text:style-name="P2">sudo apt-get install -y nodejs</text:p>
      <text:p text:style-name="P2">sudo npm install -g n</text:p>
      <text:p text:style-name="P2">sudo n latest (Atualiza o node para a ultima versão (v21.6.2))</text:p>
      <text:p text:style-name="P2">node --version (Saber a versão do Node instalada)</text:p>
      <text:p text:style-name="P2"/>
      <text:p text:style-name="Standard">Passo 3) <text:span text:style-name="T3">Baixar </text:span>o <text:span text:style-name="T3">arquivo do</text:span> VSCode para Linux Ubuntu, no link: <text:s/><text:a xlink:type="simple" xlink:href="https://code.visualstudio.com/download" text:style-name="Internet_20_link" text:visited-style-name="Visited_20_Internet_20_Link"><text:span text:style-name="T2">https://code.visualstudio.com/download</text:span></text:a></text:p>
      <text:p text:style-name="Standard"><text:span text:style-name="T2"/></text:p>
      <text:p text:style-name="P6">Passo 4) Entrar no diretório em que o arquivo foi baixado via terminal e executar o comando sudo apt install ./NOME_DO_ARQUIVO.deb</text:p>
      <text:p text:style-name="Standard"/>
      <text:p text:style-name="Standard">Passo <text:span text:style-name="T4">5)</text:span> Instalar o Express (v4.18.2): npm install express </text:p>
      <text:p text:style-name="Standard"/>
      <text:p text:style-name="Standard">Passo <text:span text:style-name="T4">6</text:span>) Para saber se a instalação do Express funcionou, execute o comando: npm list express</text:p>
      <text:p text:style-name="Standard"/>
      <text:p text:style-name="P3"/>
      <text:p text:style-name="Standard"/>
      <text:p text:style-name="Standard"/>
      <text:p text:style-name="Standard"><text:tab/> 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9T20:29:31.151613495</dc:date>
    <meta:editing-duration>PT43M5S</meta:editing-duration>
    <meta:editing-cycles>3</meta:editing-cycles>
    <meta:document-statistic meta:table-count="0" meta:image-count="0" meta:object-count="0" meta:page-count="1" meta:paragraph-count="19" meta:word-count="135" meta:character-count="873" meta:non-whitespace-character-count="737"/>
  </office:meta>
</office:document-meta>
</file>